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Objeto Rojo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Objeto </text:p>
          </table:table-cell>
          <table:table-cell office:value-type="string" calcext:value-type="string">
            <text:p>X_real</text:p>
          </table:table-cell>
          <table:table-cell office:value-type="string" calcext:value-type="string">
            <text:p>Y_real</text:p>
          </table:table-cell>
          <table:table-cell office:value-type="string" calcext:value-type="string">
            <text:p>X_medido</text:p>
          </table:table-cell>
          <table:table-cell office:value-type="string" calcext:value-type="string">
            <text:p>Y_Medido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00" calcext:value-type="float">
            <text:p>-500</text:p>
          </table:table-cell>
          <table:table-cell office:value-type="float" office:value="200" calcext:value-type="float">
            <text:p>200</text:p>
          </table:table-cell>
          <table:table-cell office:value-type="float" office:value="-501.83328" calcext:value-type="float">
            <text:p>-501.83328</text:p>
          </table:table-cell>
          <table:table-cell office:value-type="float" office:value="200.73331" calcext:value-type="float">
            <text:p>200.73331</text:p>
          </table:table-cell>
          <table:table-cell table:formula="of:=SQRT((([.B3]-[.D3])^2)+(([.C3]-[.E3])^2))" office:value-type="float" office:value="1.97450224474423" calcext:value-type="float">
            <text:p>1.97450224474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1.38118" calcext:value-type="float">
            <text:p>501.38118</text:p>
          </table:table-cell>
          <table:table-cell office:value-type="float" office:value="200.73331" calcext:value-type="float">
            <text:p>200.73331</text:p>
          </table:table-cell>
          <table:table-cell table:formula="of:=SQRT((([.B4]-[.D4])^2)+(([.C4]-[.E4])^2))" office:value-type="float" office:value="1.56377803683896" calcext:value-type="float">
            <text:p>1.56377803683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00" calcext:value-type="float">
            <text:p>-500</text:p>
          </table:table-cell>
          <table:table-cell office:value-type="float" office:value="-200" calcext:value-type="float">
            <text:p>-200</text:p>
          </table:table-cell>
          <table:table-cell office:value-type="float" office:value="-501.83328" calcext:value-type="float">
            <text:p>-501.83328</text:p>
          </table:table-cell>
          <table:table-cell office:value-type="float" office:value="-200.28121" calcext:value-type="float">
            <text:p>-200.28121</text:p>
          </table:table-cell>
          <table:table-cell table:formula="of:=SQRT((([.B5]-[.D5])^2)+(([.C5]-[.E5])^2))" office:value-type="float" office:value="1.85472224942173" calcext:value-type="float">
            <text:p>1.85472224942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-200" calcext:value-type="float">
            <text:p>-200</text:p>
          </table:table-cell>
          <table:table-cell office:value-type="float" office:value="501.38118" calcext:value-type="float">
            <text:p>501.38118</text:p>
          </table:table-cell>
          <table:table-cell office:value-type="float" office:value="-200.28121" calcext:value-type="float">
            <text:p>-200.28121</text:p>
          </table:table-cell>
          <table:table-cell table:formula="of:=SQRT((([.B6]-[.D6])^2)+(([.C6]-[.E6])^2))" office:value-type="float" office:value="1.40951667478605" calcext:value-type="float">
            <text:p>1.40951667478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0.22843" calcext:value-type="float">
            <text:p>0.22843</text:p>
          </table:table-cell>
          <table:table-cell table:formula="of:=SQRT((([.B7]-[.D7])^2)+(([.C7]-[.E7])^2))" office:value-type="float" office:value="0.318590318905016" calcext:value-type="float">
            <text:p>0.3185903189050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rr. Promedio</text:p>
          </table:table-cell>
          <table:table-cell table:formula="of:=AVERAGE([.F3:.F7])" office:value-type="float" office:value="1.4242219049392" calcext:value-type="float">
            <text:p>1.42422190493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</text:p>
          </table:table-cell>
          <table:table-cell table:formula="of:=COM.MICROSOFT.STDEV.S([.F3:.F7])" office:value-type="float" office:value="0.657695286731754" calcext:value-type="float">
            <text:p>0.657695286731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0:31:46.430377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7:57:31.066877460</meta:creation-date>
    <dc:date>2021-04-21T18:38:22.495831601</dc:date>
    <meta:editing-duration>PT9M50S</meta:editing-duration>
    <meta:editing-cycles>2</meta:editing-cycles>
    <meta:generator>LibreOffice/6.4.6.2$Linux_X86_64 LibreOffice_project/40$Build-2</meta:generator>
    <meta:document-statistic meta:table-count="1" meta:cell-count="41" meta:object-count="0"/>
  </office:meta>
</office:document-meta>
</file>